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2cm" fo:min-width="3.02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3" style:family="graphic" style:parent-style-name="standard">
      <style:graphic-properties draw:textarea-horizontal-align="justify" draw:textarea-vertical-align="middle" draw:auto-grow-height="false" fo:min-height="1.451cm" fo:min-width="3.454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1.4cm"/>
    </style:style>
    <style:style style:name="gr5" style:family="graphic" style:parent-style-name="standard">
      <style:graphic-properties draw:textarea-horizontal-align="justify" draw:textarea-vertical-align="middle" draw:auto-grow-height="false" fo:min-height="1.451cm" fo:min-width="1.9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1.6cm" svg:x="6cm" svg:y="1.7cm">
          <text:p text:style-name="P1">Start/Sto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3.7cm" svg:height="1.6cm" svg:x="10.5cm" svg:y="1.7cm">
          <text:p text:style-name="P1">Proc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6.5cm" svg:height="1.7cm" svg:x="0.8cm" svg:y="4cm">
          <text:p text:style-name="P1">Input/Out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3.8cm" svg:height="2.8cm" svg:x="7.6cm" svg:y="3.8cm">
          <text:p text:style-name="P1">Decis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draw:layer="layout" svg:width="3.6cm" svg:height="1.7cm" svg:x="1.5cm" svg:y="1.7cm">
          <text:p text:style-name="P1">Storag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6" draw:layer="layout" svg:width="4cm" svg:height="1.4cm" svg:x="1cm" svg:y="0.5cm">
          <draw:text-box>
            <text:p>Key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0:19:56.412000000</meta:creation-date>
    <dc:date>2015-01-13T20:23:53.869000000</dc:date>
    <meta:editing-duration>PT3M59S</meta:editing-duration>
    <meta:editing-cycles>1</meta:editing-cycles>
    <meta:document-statistic meta:object-count="6"/>
    <meta:generator>LibreOffice/4.3.2.2$Windows_x86 LibreOffice_project/edfb5295ba211bd31ad47d0bad0118690f76407d</meta:generator>
  </office:meta>
</office:document-meta>
</file>